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a65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NRO(our)</text:p>
          </table:table-cell>
          <table:table-cell table:number-columns-repeated="2"/>
          <table:table-cell table:style-name="ce1" office:value-type="string" calcext:value-type="string">
            <text:p>AbBSF(Kushal da’s)</text:p>
          </table:table-cell>
          <table:table-cell table:number-columns-repeated="2"/>
          <table:table-cell table:style-name="ce1" office:value-type="string" calcext:value-type="string">
            <text:p>RTHS(Kushal da,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cancer(KNN)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ast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gressEW(KNN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tly(KNN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tly2(KNN)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EW(KNN)</text:p>
          </table:table-cell>
          <table:table-cell office:value-type="float" office:value="4" calcext:value-type="float">
            <text:p>4</text:p>
          </table:table-cell>
          <table:table-cell office:value-type="float" office:value="0.907407407407407" calcext:value-type="float">
            <text:p>0.9074074074074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nosphereEW(KNN)</text:p>
          </table:table-cell>
          <table:table-cell office:value-type="float" office:value="5" calcext:value-type="float">
            <text:p>5</text:p>
          </table:table-cell>
          <table:table-cell office:value-type="float" office:value="0.985714285714286" calcext:value-type="float">
            <text:p>0.985714285714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851" calcext:value-type="float">
            <text:p>0.98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VsKpEW(KNN)</text:p>
          </table:table-cell>
          <table:table-cell office:value-type="float" office:value="9" calcext:value-type="float">
            <text:p>9</text:p>
          </table:table-cell>
          <table:table-cell office:value-type="float" office:value="0.9765" calcext:value-type="float">
            <text:p>0.97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06" calcext:value-type="float">
            <text:p>0.99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mphography(KNN)</text:p>
          </table:table-cell>
          <table:table-cell office:value-type="float" office:value="5" calcext:value-type="float">
            <text:p>5</text:p>
          </table:table-cell>
          <table:table-cell office:value-type="float" office:value="0.966666666666667" calcext:value-type="float">
            <text:p>0.96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67" calcext:value-type="float">
            <text:p>0.9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of-n(KNN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glungEW(KNN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ar(KNN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762" calcext:value-type="float">
            <text:p>0.97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tEW(KNN)</text:p>
          </table:table-cell>
          <table:table-cell office:value-type="float" office:value="5" calcext:value-type="float">
            <text:p>5</text:p>
          </table:table-cell>
          <table:table-cell office:value-type="float" office:value="0.981481481481482" calcext:value-type="float">
            <text:p>0.9814814814814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815" calcext:value-type="float">
            <text:p>0.9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c-tac-toe</text:p>
          </table:table-cell>
          <table:table-cell office:value-type="float" office:value="7" calcext:value-type="float">
            <text:p>7</text:p>
          </table:table-cell>
          <table:table-cell office:value-type="float" office:value="0.880208333333333" calcext:value-type="float">
            <text:p>0.880208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54" calcext:value-type="float">
            <text:p>0.88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te(KNN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veformEW</text:p>
          </table:table-cell>
          <table:table-cell office:value-type="float" office:value="13" calcext:value-type="float">
            <text:p>13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e(KN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(KN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7:26:34.16095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09:35.518405607</meta:creation-date>
    <dc:date>2020-08-20T17:30:22.796840134</dc:date>
    <meta:editing-duration>PT11H25M49S</meta:editing-duration>
    <meta:editing-cycles>76</meta:editing-cycles>
    <meta:generator>LibreOffice/6.0.7.3$Linux_X86_64 LibreOffice_project/00m0$Build-3</meta:generator>
    <meta:document-statistic meta:table-count="1" meta:cell-count="155" meta:object-count="0"/>
  </office:meta>
</office:document-meta>
</file>